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7eae96" style:font-size-asian="32pt" style:font-weight-asian="bold" style:font-size-complex="32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4pt" officeooo:rsid="00be4440" officeooo:paragraph-rsid="00c69381" style:font-size-asian="14pt" style:font-size-complex="14pt"/>
    </style:style>
    <style:style style:name="P8" style:family="paragraph" style:parent-style-name="Standard">
      <style:text-properties fo:font-size="14pt" officeooo:rsid="00c69381" officeooo:paragraph-rsid="00c69381" style:font-size-asian="14pt" style:font-size-complex="14pt"/>
    </style:style>
    <style:style style:name="P9" style:family="paragraph" style:parent-style-name="Standard" style:list-style-name="L1">
      <style:text-properties fo:font-size="14pt" officeooo:rsid="00c69381" officeooo:paragraph-rsid="00c69381" style:font-size-asian="14pt" style:font-size-complex="14pt"/>
    </style:style>
    <style:style style:name="P10" style:family="paragraph" style:parent-style-name="Standard" style:list-style-name="L1">
      <style:text-properties fo:font-size="14pt" officeooo:rsid="00c6ecc8" officeooo:paragraph-rsid="00c6ecc8" style:font-size-asian="14pt" style:font-size-complex="14pt"/>
    </style:style>
    <style:style style:name="P11" style:family="paragraph" style:parent-style-name="Standard">
      <style:text-properties fo:font-size="14pt" officeooo:rsid="00c74cc5" officeooo:paragraph-rsid="00c74cc5" style:font-size-asian="14pt" style:font-size-complex="14pt"/>
    </style:style>
    <style:style style:name="P12" style:family="paragraph" style:parent-style-name="Standard">
      <style:text-properties fo:font-size="14pt" officeooo:rsid="00c74cc5" officeooo:paragraph-rsid="00c69381" style:font-size-asian="14pt" style:font-size-complex="14pt"/>
    </style:style>
    <style:style style:name="P13" style:family="paragraph" style:parent-style-name="Standard">
      <style:text-properties fo:font-size="14pt" officeooo:rsid="00c7c6c5" officeooo:paragraph-rsid="00c7c6c5" style:font-size-asian="14pt" style:font-size-complex="14pt"/>
    </style:style>
    <style:style style:name="T1" style:family="text">
      <style:text-properties officeooo:rsid="00969335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c7c6c5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c7c6c5"/>
    </style:style>
    <style:style style:name="T6" style:family="text">
      <style:text-properties officeooo:rsid="00b71c44"/>
    </style:style>
    <style:style style:name="T7" style:family="text">
      <style:text-properties officeooo:rsid="00c693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ataxe-64</text:p>
      <text:p text:style-name="P3"><text:span text:style-name="T1">HPMI for Scalar Primes</text:span>.</text:p>
      <text:p text:style-name="P1">Richard Parker <text:span text:style-name="T6">15.5</text:span>.201<text:span text:style-name="T7">9</text:span></text:p>
      <text:p text:style-name="P5"/>
      <text:p text:style-name="P6">Section 1 – Introduction</text:p>
      <text:p text:style-name="P4"/>
      <text:p text:style-name="P7"><text:span text:style-name="T7">There are several different proposals for HPMI implementations for primes larger than 193 - the current upper limit. <text:s/>Some of these involve using floating-point numbers, where the FMA instructions (Fused Multiply-and-Add) may well provide the fastest operation for some ranges. <text:s/>The current maximum for vector operation appears to be 32-bits, although the difficulty of accumulation probably reduces the limit somewhat as we do not want to reduce modulo p every time. <text:s/>There are proposals to produce a 51 x 51 -&gt; 102 multiplication at some point in AVX-512, and though I don't think it is available at all yet, resumably ultimately it will be ubiquitous.</text:span></text:p>
      <text:p text:style-name="P7"/>
      <text:p text:style-name="P8">As far as I know, that is the limit of even prospective use of the vector registers, and presumably that means that a scalar implementation approaching 64-bit primes will therefore have a long shelf life, and this document takes a detailed look at what is involved.</text:p>
      <text:p text:style-name="P8"/>
      <text:p text:style-name="P8">The general plan is to use the 64 x 64 -&gt; 128 multiply instruction. <text:s/>The questions remaining are . . .</text:p>
      <text:p text:style-name="P8"/>
      <text:list xml:id="list9196008104964481745" text:style-name="L1">
        <text:list-item>
          <text:p text:style-name="P9">How many registers are used for accumulation? <text:s/>Three will clearly be enough, but two are sufficient for primes up to around 60 bits, so this may be worth implementing also.</text:p>
        </text:list-item>
        <text:list-item>
          <text:p text:style-name="P9">How often is the reduction mod p done, and how many 64-bit quantities are needed to hold the values once reduced?</text:p>
        </text:list-item>
        <text:list-item>
          <text:p text:style-name="P10">How big is the "brick"?</text:p>
        </text:list-item>
        <text:list-item>
          <text:p text:style-name="P10">Is it worth checking for sparsity?</text:p>
        </text:list-item>
      </text:list>
      <text:p text:style-name="P12"><text:span text:style-name="T4"/></text:p>
      <text:p text:style-name="P11"><text:span text:style-name="T4">Let's look at the adequate reduction. <text:s/>One plan is to chop the bits of the accumulation up as A.2</text:span><text:span text:style-name="T2">s</text:span><text:span text:style-name="T4">+B, multiply A by 2</text:span><text:span text:style-name="T2">s</text:span><text:span text:style-name="T4"> (mod p) and add that into B. <text:s/>If p &lt; 2</text:span><text:span text:style-name="T3">56</text:span><text:span text:style-name="T4"> and we take</text:span><text:span text:style-name="T5"> s=62, we can accumulate 3,000 products and still be OK.</text:span></text:p>
      <text:p text:style-name="P11"><text:span text:style-name="T5"/></text:p>
      <text:p text:style-name="P13"><text:span text:style-name="T4">Let's consider the brick. <text:s/>We would like it to be about 16K, which is 2,000 8-byte numbers. <text:s/>The block should be 128K, which is 16,000 8-byte numbers. <text:s/>Hence it looks like our cauldron is 128 and the alcove 16. <text:s/>The suggestion is, therefore, that our brick-mad</text:span></text:p>
      <text:p text:style-name="P13"><text:span text:style-name="T4"/></text:p>
      <text:p text:style-name="P13"><text:span text:style-name="T4">128 x 16 <text:s text:c="3"/>X <text:s text:c="3"/>16 x 128 <text:s text:c="3"/>-&gt; <text:s text:c="3"/>128 x 128.</text:span></text:p>
      <text:p text:style-name="P13"><text:span text:style-name="T4"/></text:p>
      <text:p text:style-name="P13"><text:span text:style-name="T4">With this we would do 16 multiplies for every reduction. It is hard to see how this can be </text:span><text:soft-page-break/><text:span text:style-name="T4">beaten by much on any current hardware for primes over 2</text:span><text:span text:style-name="T2">32</text:span><text:span text:style-name="T4">. <text:s text:c="2"/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9-05-15T15:31:42.726099324</dc:date>
    <meta:editing-duration>P4DT7H29M15S</meta:editing-duration>
    <meta:editing-cycles>418</meta:editing-cycles>
    <meta:generator>LibreOffice/5.1.6.2$Linux_X86_64 LibreOffice_project/10m0$Build-2</meta:generator>
    <meta:printed-by>User </meta:printed-by>
    <meta:print-date>2012-07-06T16:23:45</meta:print-date>
    <meta:document-statistic meta:table-count="0" meta:image-count="0" meta:object-count="0" meta:page-count="2" meta:paragraph-count="15" meta:word-count="383" meta:character-count="2133" meta:non-whitespace-character-count="1742"/>
  </office:meta>
</office:document-meta>
</file>